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corpion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style-name="ce3" table:number-columns-repeated="3"/>
          <table:table-cell table:number-columns-repeated="5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4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0001000" calcext:value-type="string">
            <text:p>1000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  <table:table-cell table:number-columns-repeated="5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0010000" calcext:value-type="string">
            <text:p>100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0000000" calcext:value-type="string">
            <text:p>1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3"/>
          <table:table-cell table:number-columns-repeated="2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3" table:number-columns-repeated="3"/>
          <table:table-cell table:number-columns-repeated="4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10111000" calcext:value-type="string">
            <text:p>1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table:number-columns-repeated="5"/>
          <table:table-cell/>
          <table:table-cell table:style-name="ce3"/>
          <table:table-cell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11111101" calcext:value-type="string">
            <text:p>1111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table:style-name="ce3" table:number-columns-repeated="7"/>
          <table:table-cell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111111" calcext:value-type="string">
            <text:p>0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3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101000" calcext:value-type="string">
            <text:p>101010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</table:table-row>
      </table:table>
      <table:table table:name="Scorpion2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4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1000" calcext:value-type="string">
            <text:p>0000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number-columns-repeated="5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8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0000000" calcext:value-type="string">
            <text:p>1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number-columns-repeated="8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0000000" calcext:value-type="string">
            <text:p>1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3"/>
          <table:table-cell table:style-name="ce3" table:number-columns-repeated="3"/>
          <table:table-cell/>
          <table:table-cell table:style-name="Default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/>
          <table:table-cell table:style-name="ce3" table:number-columns-repeated="3"/>
          <table:table-cell table:number-columns-repeated="3"/>
          <table:table-cell table:style-name="Default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10111000" calcext:value-type="string">
            <text:p>1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6"/>
          <table:table-cell/>
          <table:table-cell table:style-name="ce3"/>
          <table:table-cell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11111101" calcext:value-type="string">
            <text:p>1111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number-columns-repeated="7"/>
          <table:table-cell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111111" calcext:value-type="string">
            <text:p>0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1010100" calcext:value-type="string">
            <text:p>01010100</text:p>
          </table:table-cell>
        </table:table-row>
        <table:table-row table:style-name="ro2" table:number-rows-repeated="2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9">00-00-0000</text:date>, <text:time style:data-style-name="N2" text:time-value="21:49:17.5870343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19T21:58:05.565179178</dc:date>
    <meta:editing-duration>PT1H2M12S</meta:editing-duration>
    <meta:editing-cycles>12</meta:editing-cycles>
    <meta:generator>LibreOffice/5.2.7.2$Linux_X86_64 LibreOffice_project/20m0$Build-2</meta:generator>
    <meta:document-statistic meta:table-count="2" meta:cell-count="54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